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0.213in" svg:y="3.8354in" svg:width="3.37033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2" table:formula="of:=63-[.C3]" table:style-name="ce1">
            <text:p>62</text:p>
          </table:table-cell>
          <table:table-cell office:value-type="float" office:value="57" table:formula="of:=63-[.D3]" table:style-name="ce1">
            <text:p>57</text:p>
          </table:table-cell>
          <table:table-cell office:value-type="float" office:value="126" table:formula="of:=+SUM([.C3:.F3])" table:style-name="ce1">
            <text:p>12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2" table:formula="of:=+[.C3]+1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1" table:formula="of:=63-[.C4]" table:style-name="ce1">
            <text:p>61</text:p>
          </table:table-cell>
          <table:table-cell office:value-type="float" office:value="58" table:formula="of:=63-[.D4]" table:style-name="ce1">
            <text:p>58</text:p>
          </table:table-cell>
          <table:table-cell office:value-type="float" office:value="126" table:formula="of:=+SUM([.C4:.F4])" table:style-name="ce1">
            <text:p>12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3" table:formula="of:=+[.C4]+1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0" table:formula="of:=63-[.C5]" table:style-name="ce1">
            <text:p>60</text:p>
          </table:table-cell>
          <table:table-cell office:value-type="float" office:value="59" table:formula="of:=63-[.D5]" table:style-name="ce1">
            <text:p>59</text:p>
          </table:table-cell>
          <table:table-cell office:value-type="float" office:value="126" table:formula="of:=+SUM([.C5:.F5])" table:style-name="ce1">
            <text:p>12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55" table:formula="of:=63-[.C6]" table:style-name="ce1">
            <text:p>55</text:p>
          </table:table-cell>
          <table:table-cell office:value-type="float" office:value="48" table:formula="of:=63-[.D6]" table:style-name="ce1">
            <text:p>48</text:p>
          </table:table-cell>
          <table:table-cell office:value-type="float" office:value="126" table:formula="of:=+SUM([.C6:.F6])" table:style-name="ce1">
            <text:p>12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54" table:formula="of:=63-[.C7]" table:style-name="ce1">
            <text:p>54</text:p>
          </table:table-cell>
          <table:table-cell office:value-type="float" office:value="49" table:formula="of:=63-[.D7]" table:style-name="ce1">
            <text:p>49</text:p>
          </table:table-cell>
          <table:table-cell office:value-type="float" office:value="126" table:formula="of:=+SUM([.C7:.F7])" table:style-name="ce1">
            <text:p>12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53" table:formula="of:=63-[.C8]" table:style-name="ce1">
            <text:p>53</text:p>
          </table:table-cell>
          <table:table-cell office:value-type="float" office:value="50" table:formula="of:=63-[.D8]" table:style-name="ce1">
            <text:p>50</text:p>
          </table:table-cell>
          <table:table-cell office:value-type="float" office:value="126" table:formula="of:=+SUM([.C8:.F8])" table:style-name="ce1">
            <text:p>12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52" table:formula="of:=63-[.C9]" table:style-name="ce1">
            <text:p>52</text:p>
          </table:table-cell>
          <table:table-cell office:value-type="float" office:value="51" table:formula="of:=63-[.D9]" table:style-name="ce1">
            <text:p>51</text:p>
          </table:table-cell>
          <table:table-cell office:value-type="float" office:value="126" table:formula="of:=+SUM([.C9:.F9])" table:style-name="ce1">
            <text:p>12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47" table:formula="of:=63-[.C10]" table:style-name="ce1">
            <text:p>47</text:p>
          </table:table-cell>
          <table:table-cell office:value-type="float" office:value="40" table:formula="of:=63-[.D10]" table:style-name="ce1">
            <text:p>40</text:p>
          </table:table-cell>
          <table:table-cell office:value-type="float" office:value="126" table:formula="of:=+SUM([.C10:.F10])" table:style-name="ce1">
            <text:p>12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46" table:formula="of:=63-[.C11]" table:style-name="ce1">
            <text:p>46</text:p>
          </table:table-cell>
          <table:table-cell office:value-type="float" office:value="41" table:formula="of:=63-[.D11]" table:style-name="ce1">
            <text:p>41</text:p>
          </table:table-cell>
          <table:table-cell office:value-type="float" office:value="126" table:formula="of:=+SUM([.C11:.F11])" table:style-name="ce1">
            <text:p>12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45" table:formula="of:=63-[.C12]" table:style-name="ce1">
            <text:p>45</text:p>
          </table:table-cell>
          <table:table-cell office:value-type="float" office:value="42" table:formula="of:=63-[.D12]" table:style-name="ce1">
            <text:p>42</text:p>
          </table:table-cell>
          <table:table-cell office:value-type="float" office:value="126" table:formula="of:=+SUM([.C12:.F12])" table:style-name="ce1">
            <text:p>12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44" table:formula="of:=63-[.C13]" table:style-name="ce1">
            <text:p>44</text:p>
          </table:table-cell>
          <table:table-cell office:value-type="float" office:value="43" table:formula="of:=63-[.D13]" table:style-name="ce1">
            <text:p>43</text:p>
          </table:table-cell>
          <table:table-cell office:value-type="float" office:value="126" table:formula="of:=+SUM([.C13:.F13])" table:style-name="ce1">
            <text:p>12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9" table:formula="of:=63-[.C14]" table:style-name="ce1">
            <text:p>39</text:p>
          </table:table-cell>
          <table:table-cell office:value-type="float" office:value="32" table:formula="of:=63-[.D14]" table:style-name="ce1">
            <text:p>32</text:p>
          </table:table-cell>
          <table:table-cell office:value-type="float" office:value="126" table:formula="of:=+SUM([.C14:.F14])" table:style-name="ce1">
            <text:p>12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8" table:formula="of:=63-[.C15]" table:style-name="ce1">
            <text:p>38</text:p>
          </table:table-cell>
          <table:table-cell office:value-type="float" office:value="33" table:formula="of:=63-[.D15]" table:style-name="ce1">
            <text:p>33</text:p>
          </table:table-cell>
          <table:table-cell office:value-type="float" office:value="126" table:formula="of:=+SUM([.C15:.F15])" table:style-name="ce1">
            <text:p>12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table:style-name="ce2"/>
          <table:table-cell table:style-name="ce2">
            <draw:frame draw:z-index="2" draw:id="id1" draw:style-name="a1" draw:name="Chart 4" svg:x="0.23958in" svg:y="0.19791in" svg:width="12.3125in" svg:height="6.1145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7" table:style-name="ce2"/>
          <table:table-cell table:number-columns-repeated="16349"/>
        </table:table-row>
        <table:table-row table:style-name="ro1">
          <table:table-cell table:number-columns-repeated="2"/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7" table:formula="of:=63-[.C16]" table:style-name="ce1">
            <text:p>37</text:p>
          </table:table-cell>
          <table:table-cell office:value-type="float" office:value="34" table:formula="of:=63-[.D16]" table:style-name="ce1">
            <text:p>34</text:p>
          </table:table-cell>
          <table:table-cell office:value-type="float" office:value="126" table:formula="of:=+SUM([.C16:.F16])" table:style-name="ce1">
            <text:p>12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6" table:formula="of:=63-[.C17]" table:style-name="ce1">
            <text:p>36</text:p>
          </table:table-cell>
          <table:table-cell office:value-type="float" office:value="35" table:formula="of:=63-[.D17]" table:style-name="ce1">
            <text:p>35</text:p>
          </table:table-cell>
          <table:table-cell office:value-type="float" office:value="126" table:formula="of:=+SUM([.C17:.F17])" table:style-name="ce1">
            <text:p>12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-7" table:formula="of:=+[.N18]-32" table:style-name="ce1">
            <text:p>-7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office:value-type="float" office:value="-6" table:formula="of:=+[.N19]-32" table:style-name="ce1">
            <text:p>-6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-5" table:formula="of:=+[.N20]-32" table:style-name="ce1">
            <text:p>-5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-16" table:formula="of:=+[.N21]-32" table:style-name="ce1">
            <text:p>-16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-15" table:formula="of:=+[.N22]-32" table:style-name="ce1">
            <text:p>-15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-14" table:formula="of:=+[.N23]-32" table:style-name="ce1">
            <text:p>-14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19" table:style-name="ce1">
            <text:p>19</text:p>
          </table:table-cell>
          <table:table-cell office:value-type="float" office:value="-13" table:formula="of:=+[.N24]-32" table:style-name="ce1">
            <text:p>-13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-24" table:formula="of:=+[.N25]-32" table:style-name="ce1">
            <text:p>-24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-23" table:formula="of:=+[.N26]-32" table:style-name="ce1">
            <text:p>-23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-22" table:formula="of:=+[.N27]-32" table:style-name="ce1">
            <text:p>-22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-21" table:formula="of:=+[.N28]-32" table:style-name="ce1">
            <text:p>-21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-32" table:formula="of:=+[.N29]-32" table:style-name="ce1">
            <text:p>-32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-31" table:formula="of:=+[.N30]-32" table:style-name="ce1">
            <text:p>-31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-30" table:formula="of:=+[.N31]-32" table:style-name="ce1">
            <text:p>-30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-29" table:formula="of:=+[.N32]-32" table:style-name="ce1">
            <text:p>-29</text:p>
          </table:table-cell>
          <table:table-cell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62" table:style-name="ce1">
            <text:p>62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61" table:style-name="ce1">
            <text:p>61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60" table:style-name="ce1">
            <text:p>60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55" table:style-name="ce1">
            <text:p>55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54" table:style-name="ce1">
            <text:p>54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53" table:style-name="ce1">
            <text:p>53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52" table:style-name="ce1">
            <text:p>52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7" table:style-name="ce1">
            <text:p>47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6" table:style-name="ce1">
            <text:p>46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5" table:style-name="ce1">
            <text:p>45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4" table:style-name="ce1">
            <text:p>44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39" table:style-name="ce1">
            <text:p>39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38" table:style-name="ce1">
            <text:p>38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37" table:style-name="ce1">
            <text:p>37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36" table:style-name="ce1">
            <text:p>36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57" table:style-name="ce1">
            <text:p>57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58" table:style-name="ce1">
            <text:p>58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59" table:style-name="ce1">
            <text:p>59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8" table:style-name="ce1">
            <text:p>48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9" table:style-name="ce1">
            <text:p>49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50" table:style-name="ce1">
            <text:p>50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51" table:style-name="ce1">
            <text:p>51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0" table:style-name="ce1">
            <text:p>40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1" table:style-name="ce1">
            <text:p>41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2" table:style-name="ce1">
            <text:p>42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43" table:style-name="ce1">
            <text:p>43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32" table:style-name="ce1">
            <text:p>32</text:p>
          </table:table-cell>
          <table:table-cell table:number-columns-repeated="6" table:style-name="ce1"/>
          <table:table-cell table:number-columns-repeated="19" table:style-name="ce2"/>
          <table:table-cell table:number-columns-repeated="16349"/>
        </table:table-row>
        <table:table-row table:style-name="ro1">
          <table:table-cell table:number-columns-repeated="9"/>
          <table:table-cell office:value-type="float" office:value="33" table:style-name="ce1">
            <text:p>33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float" office:value="34" table:style-name="ce1">
            <text:p>34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float" office:value="35" table:style-name="ce1">
            <text:p>35</text:p>
          </table:table-cell>
          <table:table-cell table:number-columns-repeated="16374" table:style-name="ce1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w</dc:creator>
    <meta:creation-date>2020-08-28T20:32:26Z</meta:creation-date>
    <dc:date>2020-08-29T02:14:51Z</dc:date>
    <meta:editing-cycles>1</meta:editing-cycles>
    <meta:editing-duration>PT13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line" svg:height="255.0887401574803pt" svg:width="242.663700787401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C$3:.$C$17" chart:class="chart:line" chart:attached-axis="primary-y" chart:style-name="G0S0">
            <chart:data-point chart:repeated="15"/>
          </chart:series>
          <chart:series chart:values-cell-range-address="Sheet1.$D$3:.$D$17" chart:class="chart:line" chart:attached-axis="primary-y" chart:style-name="G0S1">
            <chart:data-point chart:repeated="15"/>
          </chart:series>
          <chart:series chart:values-cell-range-address="Sheet1.$E$3:.$E$17" chart:class="chart:line" chart:attached-axis="primary-y" chart:style-name="G0S2">
            <chart:data-point chart:repeated="15"/>
          </chart:series>
          <chart:series chart:values-cell-range-address="Sheet1.$F$3:.$F$17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ffff00" draw:opacity="100%" draw:stroke="solid" svg:stroke-width="0.08333in" svg:stroke-color="#ffff00" svg:stroke-opacity="100%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ff0000" draw:opacity="100%" draw:stroke="solid" svg:stroke-width="0.08333in" svg:stroke-color="#ff0000" svg:stroke-opacity="67%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00b050" draw:opacity="100%" draw:stroke="solid" svg:stroke-width="0.08333in" svg:stroke-color="#4bbe42" svg:stroke-opacity="76%"/>
    </style:style>
    <style:style style:family="chart" style:name="G0S3">
      <style:chart-properties chart:symbol-type="none" chart:vertical="true" chart:connect-bars="false" chart:solid-type="cuboid" chart:stacked="false" chart:percentage="false"/>
      <style:graphic-properties draw:fill="solid" draw:fill-color="#2602fe" draw:opacity="100%" draw:stroke="solid" svg:stroke-width="0.08333in" svg:stroke-color="#2501ff" svg:stroke-opacity="64%"/>
    </style:style>
    <style:style style:family="chart" style:name="G0S4">
      <style:chart-properties chart:symbol-type="none" chart:vertical="true" chart:connect-bars="false" chart:solid-type="cuboid" chart:stacked="false" chart:percentage="false"/>
      <style:graphic-properties draw:fill="solid" draw:fill-color="#ffff00" draw:opacity="100%" draw:stroke="solid" svg:stroke-width="0.08333in" svg:stroke-color="#ffff00" svg:stroke-opacity="100%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false" chart:percentage="false"/>
      <style:graphic-properties draw:fill="solid" draw:fill-color="#ff0000" draw:opacity="100%" draw:stroke="solid" svg:stroke-width="0.08333in" svg:stroke-color="#ff0000" svg:stroke-opacity="67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true" chart:connect-bars="false" chart:solid-type="cuboid" chart:stacked="false" chart:percentage="false"/>
      <style:graphic-properties draw:fill="solid" draw:fill-color="#00b050" draw:opacity="100%" draw:stroke="solid" svg:stroke-width="0.08333in" svg:stroke-color="#4bbe42" svg:stroke-opacity="76%"/>
    </style:style>
    <style:style style:family="chart" style:name="G0S7">
      <style:chart-properties chart:symbol-type="none" chart:vertical="true" chart:connect-bars="false" chart:solid-type="cuboid" chart:stacked="false" chart:percentage="false"/>
      <style:graphic-properties draw:fill="solid" draw:fill-color="#2602fe" draw:opacity="100%" draw:stroke="solid" svg:stroke-width="0.08333in" svg:stroke-color="#2501ff" svg:stroke-opacity="64%"/>
    </style: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</office:automatic-styles>
  <office:body>
    <office:chart>
      <chart:chart chart:class="chart:bar" svg:height="440.24968503937pt" svg:width="886.5pt" chart:style-name="Crt0">
        <chart:title chart:style-name="CT00">
          <text:p text:style-name="a0" text:class-names="" text:cond-style-name=""/>
        </chart:title>
        <chart:legend chart:legend-position="top" chart:legend-align="center" chart:style-name="Lgnd"/>
        <chart:plot-area svg:x="0.0pt" svg:y="131.0461417322835pt" svg:width="867.588031496063pt" svg:height="309.2033070866142pt" chart:style-name="Plt0">
          <chart:axis chart:dimension="y" chart:name="primary-y" chart:style-name="Axs0"/>
          <chart:axis chart:dimension="x" chart:name="primary-x" chart:style-name="Axs1"/>
          <chart:series chart:values-cell-range-address="Sheet1.$C$3:.$C$17" chart:class="chart:bar" chart:attached-axis="primary-y" chart:style-name="G0S0">
            <chart:data-point chart:repeated="15"/>
          </chart:series>
          <chart:series chart:values-cell-range-address="Sheet1.$D$3:.$D$17" chart:class="chart:bar" chart:attached-axis="primary-y" chart:style-name="G0S1">
            <chart:data-point chart:repeated="15"/>
          </chart:series>
          <chart:series chart:values-cell-range-address="Sheet1.$E$3:.$E$17" chart:class="chart:bar" chart:attached-axis="primary-y" chart:style-name="G0S2">
            <chart:data-point chart:repeated="15"/>
          </chart:series>
          <chart:series chart:values-cell-range-address="Sheet1.$F$3:.$F$17" chart:class="chart:bar" chart:attached-axis="primary-y" chart:style-name="G0S3">
            <chart:data-point chart:repeated="15"/>
          </chart:series>
          <chart:series chart:values-cell-range-address="Sheet1.$C$3:.$C$17" chart:class="chart:bar" chart:attached-axis="primary-y" chart:style-name="G0S4">
            <chart:data-point chart:repeated="15"/>
          </chart:series>
          <chart:series chart:values-cell-range-address="Sheet1.$D$3:.$D$17" chart:class="chart:bar" chart:attached-axis="primary-y" chart:style-name="G0S5">
            <chart:data-point chart:repeated="15"/>
          </chart:series>
          <chart:series chart:values-cell-range-address="Sheet1.$E$3:.$E$17" chart:class="chart:bar" chart:attached-axis="primary-y" chart:style-name="G0S6">
            <chart:data-point chart:repeated="15"/>
          </chart:series>
          <chart:series chart:values-cell-range-address="Sheet1.$F$3:.$F$17" chart:class="chart:bar" chart:attached-axis="primary-y" chart:style-name="G0S7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